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CD0000012D48061BDC.svm" manifest:media-type=""/>
  <manifest:file-entry manifest:full-path="Pictures/20000002000001CA000000EBE3F97AB3.eps" manifest:media-type=""/>
  <manifest:file-entry manifest:full-path="Pictures/200000010000013E000000A196F917E9.svm" manifest:media-type=""/>
  <manifest:file-entry manifest:full-path="Pictures/20000001000001DA000001292337D8EF.svm" manifest:media-type=""/>
  <manifest:file-entry manifest:full-path="Pictures/10000000000000200000002000309F1C.png" manifest:media-type="image/png"/>
  <manifest:file-entry manifest:full-path="Pictures/20000001000001B00000012D6746B6E6.svm" manifest:media-type=""/>
  <manifest:file-entry manifest:full-path="Pictures/20000001000001790000013565CB04F3.svm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6.929cm" svg:height="3.555cm" svg:x="2.993cm" svg:y="0.702cm">
          <draw:image xlink:href="Pictures/20000002000001CA000000EBE3F97AB3.eps" xlink:type="simple" xlink:show="embed" xlink:actuate="onLoad">
            <text:p/>
          </draw:image>
        </draw:frame>
        <draw:frame draw:style-name="gr2" draw:text-style-name="P1" draw:layer="layout" svg:width="0.775cm" svg:height="0.36cm" svg:x="6.56cm" svg:y="0.32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568cm" svg:height="0.355cm" svg:x="7.146cm" svg:y="1.321cm">
          <draw:image xlink:href="Pictures/20000001000001DA000001292337D8EF.svm" xlink:type="simple" xlink:show="embed" xlink:actuate="onLoad">
            <text:p/>
          </draw:image>
        </draw:frame>
        <draw:frame draw:style-name="gr4" draw:text-style-name="P1" draw:layer="layout" svg:width="0.517cm" svg:height="0.355cm" svg:x="9.853cm" svg:y="3.191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38cm" svg:height="0.192cm" svg:x="4.851cm" svg:y="1.903cm">
          <draw:image xlink:href="Pictures/200000010000013E000000A196F917E9.svm" xlink:type="simple" xlink:show="embed" xlink:actuate="onLoad">
            <text:p/>
          </draw:image>
        </draw:frame>
        <draw:frame draw:style-name="gr6" draw:text-style-name="P1" draw:layer="layout" svg:width="0.517cm" svg:height="0.36cm" svg:x="7.152cm" svg:y="3.151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552cm" svg:height="0.36cm" svg:x="5.322cm" svg:y="3.133cm">
          <draw:image xlink:href="Pictures/20000001000001CD0000012D48061BDC.svm" xlink:type="simple" xlink:show="embed" xlink:actuate="onLoad">
            <text:p/>
          </draw:image>
        </draw:frame>
        <draw:frame draw:style-name="gr8" draw:text-style-name="P1" draw:layer="layout" svg:width="0.283cm" svg:height="0.258cm" svg:x="3.754cm" svg:y="2.684cm">
          <draw:image xlink:href="Pictures/20000001000000ED000000D877E400B4.svm" xlink:type="simple" xlink:show="embed" xlink:actuate="onLoad">
            <text:p/>
          </draw:image>
        </draw:frame>
        <draw:frame draw:style-name="gr9" draw:text-style-name="P1" draw:layer="layout" svg:width="0.299cm" svg:height="0.258cm" svg:x="2.71cm" svg:y="3.147cm">
          <draw:image xlink:href="Pictures/20000001000000FA000000D8AB97C17A.svm" xlink:type="simple" xlink:show="embed" xlink:actuate="onLoad">
            <text:p/>
          </draw:image>
        </draw:frame>
        <draw:frame draw:style-name="gr10" draw:text-style-name="P1" draw:layer="layout" svg:width="0.406cm" svg:height="0.253cm" svg:x="9.206cm" svg:y="1.63cm">
          <draw:image xlink:href="Pictures/2000000100000153000000D433F21394.svm" xlink:type="simple" xlink:show="embed" xlink:actuate="onLoad">
            <text:p/>
          </draw:image>
        </draw:frame>
        <draw:frame draw:style-name="gr11" draw:text-style-name="P1" draw:layer="layout" svg:width="0.451cm" svg:height="0.37cm" svg:x="8.128cm" svg:y="2.332cm">
          <draw:image xlink:href="Pictures/20000001000001790000013565CB04F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9T17:53:08</meta:creation-date>
    <meta:editing-duration>PT6M21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8-10T12:00:15</dc:date>
    <dc:creator>kkk </dc:creator>
    <meta:document-statistic meta:object-count="11"/>
    <meta:template xlink:type="simple" xlink:actuate="onRequest" xlink:title="kkkFigures" xlink:href="../../../../../.libreoffice/3/user/template/kkkFigures.otg" meta:date="2014-08-09T17:53:08"/>
  </office:meta>
</office:document-meta>
</file>